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99">
      <style:text-properties fo:font-weight="normal" style:font-weight-asian="normal" style:font-weight-complex="normal"/>
    </style:style>
    <style:style style:name="ce16" style:family="table-cell" style:parent-style-name="Default" style:data-style-name="N99"/>
    <style:style style:name="ce5" style:family="table-cell" style:parent-style-name="Default" style:data-style-name="N11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IF([.M2];[.L2];([.L2]+[.M2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IF([.M3];[.L3];([.L3]+[.M3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IF([.M4];[.L4];([.L4]+[.M4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IF([.M5];[.L5];([.L5]+[.M5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IF([.M6];[.L6];([.L6]+[.M6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IF([.M7];[.L7];([.L7]+[.M7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IF([.M8];[.L8];([.L8]+[.M8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IF([.M9];[.L9];([.L9]+[.M9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IF([.M10];[.L10];([.L10]+[.M10]/2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IF([.M11];[.L11];([.L11]+[.M11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IF([.M12];[.L12];([.L12]+[.M12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IF([.M13];[.L13];([.L13]+[.M13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IF([.M14];[.L14];([.L14]+[.M14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IF([.M15];[.L15];([.L15]+[.M15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1020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17];[.L17];([.L17]+[.M17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19];[.L19];([.L19]+[.M19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0];[.L20];([.L20]+[.M20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1];[.L21];([.L21]+[.M21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3];[.L23];([.L23]+[.M23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4];[.L24];([.L24]+[.M24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5];[.L25];([.L25]+[.M25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6];[.L26];([.L26]+[.M26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7];[.L27];([.L27]+[.M27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8];[.L28];([.L28]+[.M28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9];[.L29];([.L29]+[.M29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30];[.L30];([.L30]+[.M30]/2))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32];[.L32];([.L32]+[.M32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formula="of:=IF([.M33];[.L33];([.L33]+[.M33]/2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3"/>
          <table:table-cell table:style-name="ce4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35];[.L35];([.L35]+[.M35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formula="of:=IF([.M36];[.L36];([.L36]+[.M36]/2))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37];[.L37];([.L37]+[.M37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38];[.L38];([.L38]+[.M38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39];[.L39];([.L39]+[.M39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40];[.L40];([.L40]+[.M40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42];[.L42];([.L42]+[.M42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43];[.L43];([.L43]+[.M43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44];[.L44];([.L44]+[.M44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IF([.M45];[.L45];([.L45]+[.M45]/2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47];[.L47];([.L47]+[.M47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48];[.L48];([.L48]+[.M48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49];[.L49];([.L49]+[.M49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50];[.L50];([.L50]+[.M50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51];[.L51];([.L51]+[.M51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52];[.L52];([.L52]+[.M52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53];[.L53];([.L53]+[.M53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54];[.L54];([.L54]+[.M54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55];[.L55];([.L55]+[.M55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IF([.M56];[.L56];([.L56]+[.M56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58];[.L58];([.L58]+[.M58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formula="of:=IF([.M59];[.L59];([.L59]+[.M59]/2))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60];[.L60];([.L60]+[.M60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IF([.M61];[.L61];([.L61]+[.M61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IF([.M62];[.L62];([.L62]+[.M62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63];[.L63];([.L63]+[.M63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IF([.M64];[.L64];([.L64]+[.M64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65];[.L65];([.L65]+[.M65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67];[.L67];([.L67]+[.M67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68];[.L68];([.L68]+[.M68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69];[.L69];([.L69]+[.M69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IF([.M70];[.L70];([.L70]+[.M70]/2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IF([.M71];[.L71];([.L71]+[.M71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IF([.M72];[.L72];([.L72]+[.M72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73];[.L73];([.L73]+[.M73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IF([.M74];[.L74];([.L74]+[.M74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IF([.M75];[.L75];([.L75]+[.M75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IF([.M76];[.L76];([.L76]+[.M76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IF([.M77];[.L77];([.L77]+[.M77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79];[.L79];([.L79]+[.M7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0];[.L80];([.L80]+[.M8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1];[.L81];([.L81]+[.M8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2];[.L82];([.L82]+[.M8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3];[.L83];([.L83]+[.M8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4];[.L84];([.L84]+[.M8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5];[.L85];([.L85]+[.M8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6];[.L86];([.L86]+[.M8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7];[.L87];([.L87]+[.M8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8];[.L88];([.L88]+[.M8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89];[.L89];([.L89]+[.M8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formula="of:=IF([.M90];[.L90];([.L90]+[.M9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92];[.L92];([.L92]+[.M9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93];[.L93];([.L93]+[.M9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94];[.L94];([.L94]+[.M9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95];[.L95];([.L95]+[.M9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96];[.L96];([.L96]+[.M9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97];[.L97];([.L97]+[.M9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98];[.L98];([.L98]+[.M9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99];[.L99];([.L99]+[.M9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100];[.L100];([.L100]+[.M10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101];[.L101];([.L101]+[.M10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102];[.L102];([.L102]+[.M10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103];[.L103];([.L103]+[.M10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104];[.L104];([.L104]+[.M10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105];[.L105];([.L105]+[.M10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106];[.L106];([.L106]+[.M10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formula="of:=IF([.M107];[.L107];([.L107]+[.M10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09];[.L109];([.L109]+[.M109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10];[.L110];([.L110]+[.M110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11];[.L111];([.L111]+[.M111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IF([.M112];[.L112];([.L112]+[.M112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" table:formula="of:=IF([.M113];[.L113];([.L113]+[.M113]/2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14];[.L114];([.L114]+[.M114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15];[.L115];([.L115]+[.M115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16];[.L116];([.L116]+[.M116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17];[.L117];([.L117]+[.M117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18];[.L118];([.L118]+[.M118]/2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20];[.L120];([.L120]+[.M120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21];[.L121];([.L121]+[.M121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IF([.M122];[.L122];([.L122]+[.M122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23];[.L123];([.L123]+[.M123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24];[.L124];([.L124]+[.M124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25];[.L125];([.L125]+[.M125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4" table:formula="of:=IF([.M126];[.L126];([.L126]+[.M126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IF([.M127];[.L127];([.L127]+[.M127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29];[.L129];([.L129]+[.M12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0];[.L130];([.L130]+[.M13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1];[.L131];([.L131]+[.M13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2];[.L132];([.L132]+[.M13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3];[.L133];([.L133]+[.M13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4];[.L134];([.L134]+[.M13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5];[.L135];([.L135]+[.M13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6];[.L136];([.L136]+[.M13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7];[.L137];([.L137]+[.M13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8];[.L138];([.L138]+[.M13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39];[.L139];([.L139]+[.M13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40];[.L140];([.L140]+[.M14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141];[.L141];([.L141]+[.M14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43];[.L143];([.L143]+[.M14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44];[.L144];([.L144]+[.M14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45];[.L145];([.L145]+[.M14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46];[.L146];([.L146]+[.M14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47];[.L147];([.L147]+[.M14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48];[.L148];([.L148]+[.M14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49];[.L149];([.L149]+[.M14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0];[.L150];([.L150]+[.M15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1];[.L151];([.L151]+[.M15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2];[.L152];([.L152]+[.M15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3];[.L153];([.L153]+[.M15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4];[.L154];([.L154]+[.M15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5];[.L155];([.L155]+[.M15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6];[.L156];([.L156]+[.M15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7];[.L157];([.L157]+[.M15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 table:formula="of:=IF([.M158];[.L158];([.L158]+[.M15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0];[.L160];([.L160]+[.M16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1];[.L161];([.L161]+[.M16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2];[.L162];([.L162]+[.M16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3];[.L163];([.L163]+[.M16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4];[.L164];([.L164]+[.M16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5];[.L165];([.L165]+[.M16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6];[.L166];([.L166]+[.M16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7];[.L167];([.L167]+[.M16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8];[.L168];([.L168]+[.M16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69];[.L169];([.L169]+[.M16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70];[.L170];([.L170]+[.M17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71];[.L171];([.L171]+[.M17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72];[.L172];([.L172]+[.M17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73];[.L173];([.L173]+[.M17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74];[.L174];([.L174]+[.M17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75];[.L175];([.L175]+[.M17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176];[.L176];([.L176]+[.M17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4" table:formula="of:=IF([.M178];[.L178];([.L178]+[.M17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4" table:formula="of:=IF([.M179];[.L179];([.L179]+[.M17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4" table:formula="of:=IF([.M180];[.L180];([.L180]+[.M18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4" table:formula="of:=IF([.M181];[.L181];([.L181]+[.M18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4" table:formula="of:=IF([.M183];[.L183];([.L183]+[.M18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4" table:formula="of:=IF([.M184];[.L184];([.L184]+[.M18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4" table:formula="of:=IF([.M185];[.L185];([.L185]+[.M18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4" table:formula="of:=IF([.M186];[.L186];([.L186]+[.M18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4" table:formula="of:=IF([.M187];[.L187];([.L187]+[.M18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4" table:formula="of:=IF([.M188];[.L188];([.L188]+[.M18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0];[.L190];([.L190]+[.M19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1];[.L191];([.L191]+[.M19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2];[.L192];([.L192]+[.M19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3];[.L193];([.L193]+[.M19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4];[.L194];([.L194]+[.M19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5];[.L195];([.L195]+[.M19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6];[.L196];([.L196]+[.M19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7];[.L197];([.L197]+[.M19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8];[.L198];([.L198]+[.M19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199];[.L199];([.L199]+[.M19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formula="of:=IF([.M200];[.L200];([.L200]+[.M20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02];[.L202];([.L202]+[.M20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03];[.L203];([.L203]+[.M20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04];[.L204];([.L204]+[.M20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05];[.L205];([.L205]+[.M20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06];[.L206];([.L206]+[.M20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07];[.L207];([.L207]+[.M20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08];[.L208];([.L208]+[.M20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09];[.L209];([.L209]+[.M20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10];[.L210];([.L210]+[.M21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11];[.L211];([.L211]+[.M21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213];[.L213];([.L213]+[.M21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214];[.L214];([.L214]+[.M21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formula="of:=IF([.M215];[.L215];([.L215]+[.M21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4" table:formula="of:=IF([.M217];[.L217];([.L217]+[.M21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4" table:formula="of:=IF([.M218];[.L218];([.L218]+[.M21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20];[.L220];([.L220]+[.M220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21];[.L221];([.L221]+[.M221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formula="of:=IF([.M222];[.L222];([.L222]+[.M222]/2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23];[.L223];([.L223]+[.M223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formula="of:=IF([.M224];[.L224];([.L224]+[.M224]/2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25];[.L225];([.L225]+[.M225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26];[.L226];([.L226]+[.M226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27];[.L227];([.L227]+[.M227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28];[.L228];([.L228]+[.M228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formula="of:=IF([.M229];[.L229];([.L229]+[.M229]/2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30];[.L230];([.L230]+[.M230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IF([.M231];[.L231];([.L231]+[.M231]/2))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32];[.L232];([.L232]+[.M232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33];[.L233];([.L233]+[.M233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formula="of:=IF([.M234];[.L234];([.L234]+[.M234]/2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IF([.M235];[.L235];([.L235]+[.M235]/2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37];[.L237];([.L237]+[.M23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38];[.L238];([.L238]+[.M23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39];[.L239];([.L239]+[.M23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0];[.L240];([.L240]+[.M24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1];[.L241];([.L241]+[.M24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2];[.L242];([.L242]+[.M24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3];[.L243];([.L243]+[.M24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4];[.L244];([.L244]+[.M24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5];[.L245];([.L245]+[.M24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6];[.L246];([.L246]+[.M246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7];[.L247];([.L247]+[.M247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8];[.L248];([.L248]+[.M248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49];[.L249];([.L249]+[.M249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50];[.L250];([.L250]+[.M250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51];[.L251];([.L251]+[.M251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52];[.L252];([.L252]+[.M252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53];[.L253];([.L253]+[.M253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54];[.L254];([.L254]+[.M254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formula="of:=IF([.M255];[.L255];([.L255]+[.M255]/2)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320">
          <table:table-cell table:number-columns-repeated="1029"/>
        </table:table-row>
        <table:table-row table:style-name="ro1">
          <table:table-cell table:number-columns-repeated="10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1-30T15:31:55.853405218</dc:date>
    <dc:creator>Bruno Vellutini</dc:creator>
    <meta:editing-duration>P9DT18H56M13S</meta:editing-duration>
    <meta:editing-cycles>61</meta:editing-cycles>
    <meta:document-statistic meta:table-count="1" meta:cell-count="2500" meta:object-count="0"/>
  </office:meta>
</office:document-meta>
</file>